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LinkModule.getAttributeValues( final String name , final Configuration modeConf , final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LinkModule.getAttribute( final String name , final Configuration modeConf , final Map object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seLinkModule.getAttributeNames( final Configuration modeConf , final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